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able-cell-properties fo:background-color="#ff3333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Nr nagrania</text:p>
          </table:table-cell>
          <table:table-cell office:value-type="string">
            <text:p>Czas początku zdarzenia</text:p>
          </table:table-cell>
          <table:table-cell table:style-name="Default" office:value-type="string">
            <text:p>Czas zegarowy</text:p>
          </table:table-cell>
          <table:table-cell office:value-type="string">
            <text:p>Zdarze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0M00S">
            <text:p>00:00:00</text:p>
          </table:table-cell>
          <table:table-cell table:style-name="ce2" office:value-type="time" office:time-value="PT12H03M00S">
            <text:p>12:03:00</text:p>
          </table:table-cell>
          <table:table-cell office:value-type="string">
            <text:p>początek nagr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18M18S">
            <text:p>00:18:18</text:p>
          </table:table-cell>
          <table:table-cell table:formula="of:=[.$C$2]-([.$B$2]-[.B3])" office:value-type="time" office:time-value="PT12H21M18S">
            <text:p>12:21:18</text:p>
          </table:table-cell>
          <table:table-cell office:value-type="string">
            <text:p>J.Socha: Dwadzieścia jede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40M58S">
            <text:p>00:40:58</text:p>
          </table:table-cell>
          <table:table-cell table:formula="of:=[.$C$2]-([.$B$2]-[.B4])" office:value-type="time" office:time-value="PT12H43M58S">
            <text:p>12:43:58</text:p>
          </table:table-cell>
          <table:table-cell office:value-type="string">
            <text:p>J.Socha: Oficjalnie otwieram zgromadzenie publiczne Marsz Wolności i Zdrowia – VIII Protest Przeciw Przymusowi Szczepie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51M51S">
            <text:p>03:51:51</text:p>
          </table:table-cell>
          <table:table-cell table:formula="of:=[.$C$2]-([.$B$2]-[.B5])" office:value-type="time" office:time-value="PT15H54M51S">
            <text:p>15:54:51</text:p>
          </table:table-cell>
          <table:table-cell office:value-type="string">
            <text:p>Ala: Witam kochani!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4H01M03S">
            <text:p>04:01:03</text:p>
          </table:table-cell>
          <table:table-cell table:formula="of:=[.$C$2]-([.$B$2]-[.B6])" office:value-type="time" office:time-value="PT16H04M03S">
            <text:p>16:04:03</text:p>
          </table:table-cell>
          <table:table-cell office:value-type="string">
            <text:p>moment zdjęcie IMG_4611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0M00S">
            <text:p>00:00:00</text:p>
          </table:table-cell>
          <table:table-cell table:style-name="ce2" office:value-type="time" office:time-value="PT12H21M00S">
            <text:p>12:21:00</text:p>
          </table:table-cell>
          <table:table-cell office:value-type="string">
            <text:p>początek nagra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33M25S">
            <text:p>03:33:25</text:p>
          </table:table-cell>
          <table:table-cell table:formula="of:=[.$C$7]-([.$B$7]-[.B8])" office:value-type="time" office:time-value="PT15H54M25S">
            <text:p>15:54:25</text:p>
          </table:table-cell>
          <table:table-cell office:value-type="string">
            <text:p>Ala: Witam kochani!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Relacja wRealu24</text:p>
          </table:table-cell>
          <table:table-cell table:style-name="Default" office:value-type="string">
            <text:p>https://banbye.com/watch/v_AEz03yRMiqA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Relacja Konkretny Kanał</text:p>
          </table:table-cell>
          <table:table-cell table:style-name="Default" office:value-type="string">
            <text:p>https://www.facebook.com/konkretnykanal/videos/825508492792222/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8">18.06.2024</text:date>, <text:time>13:07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6-11T13:30:51.67</meta:creation-date>
    <dc:date>2024-06-18T13:07:36.65</dc:date>
    <dc:creator>Andrzej Bystrzycki</dc:creator>
    <meta:editing-duration>PT16M4S</meta:editing-duration>
    <meta:editing-cycles>4</meta:editing-cycles>
    <meta:generator>OpenOffice/4.1.15$Win32 OpenOffice.org_project/4115m2$Build-9813</meta:generator>
    <meta:document-statistic meta:table-count="3" meta:cell-count="38" meta:object-count="0"/>
  </office:meta>
</office:document-meta>
</file>